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-complex="Arial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language="pt" fo:country="BR" style:font-name-complex="Ari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-complex="Arial"/>
    </style:style>
    <style:style style:name="P14" style:family="paragraph" style:parent-style-name="Heading_20_1">
      <style:text-properties fo:language="pt" fo:country="BR"/>
    </style:style>
    <style:style style:name="P15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5">
      <style:text-properties style:font-name-complex="Arial"/>
    </style:style>
    <style:style style:name="P18" style:family="paragraph" style:parent-style-name="Text_20_body" style:list-style-name="L6">
      <style:text-properties style:font-name-complex="Arial"/>
    </style:style>
    <style:style style:name="P19" style:family="paragraph" style:parent-style-name="Text_20_body" style:list-style-name="L7">
      <style:text-properties style:font-name-complex="Arial"/>
    </style:style>
    <style:style style:name="P20" style:family="paragraph" style:parent-style-name="Text_20_body" style:list-style-name="L2">
      <style:paragraph-properties fo:margin-top="0.199cm" fo:margin-bottom="0.199cm"/>
    </style:style>
    <style:style style:name="P21" style:family="paragraph" style:parent-style-name="Text_20_body" style:list-style-name="L3">
      <style:paragraph-properties fo:margin-top="0.199cm" fo:margin-bottom="0.199cm"/>
    </style:style>
    <style:style style:name="P22" style:family="paragraph" style:parent-style-name="Text_20_body" style:list-style-name="L4">
      <style:paragraph-properties fo:margin-top="0.199cm" fo:margin-bottom="0.199cm"/>
    </style:style>
    <style:style style:name="T1" style:family="text">
      <style:text-properties fo:font-size="10pt" style:font-size-asian="10pt"/>
    </style:style>
    <style:style style:name="T2" style:family="text">
      <style:text-properties style:font-name="Thaoma" fo:font-size="10pt" fo:language="pt" fo:country="BR" fo:font-weight="normal" style:font-size-asian="10pt" style:font-weight-asian="normal" style:font-size-complex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8">Food Delivery Web</text:p>
      <text:p text:style-name="P2">Especificação de Caso de Uso</text:p>
      <text:p text:style-name="P5"/>
      <text:p text:style-name="P4">Histórico de Revisõe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Manter Prato”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Manter Prato</text:p>
      <text:h text:style-name="P14" text:outline-level="1">Breve Descrição</text:h>
      <text:p text:style-name="Text_20_body">Este caso de uso permite realizar todas as operação de manipulação sobre o pratos (cadastrados ou não) no sistema. </text:p>
      <text:h text:style-name="P14" text:outline-level="1">Referências </text:h>
      <text:p text:style-name="Text_20_body">Não há.</text:p>
      <text:h text:style-name="P14" text:outline-level="1">Atores</text:h>
      <text:p text:style-name="Text_20_body">Administrador</text:p>
      <text:h text:style-name="P14" text:outline-level="1">Pré-condições</text:h>
      <text:list xml:id="list38668654" text:style-name="L1">
        <text:list-item>
          <text:p text:style-name="P16">Ter efetuado login no sistema.</text:p>
        </text:list-item>
      </text:list>
      <text:h text:style-name="P14" text:outline-level="1">Fluxos de Eventos</text:h>
      <text:h text:style-name="Heading_20_2" text:outline-level="2">Fluxo Básico</text:h>
      <text:p text:style-name="Text_20_body">Este caso de uso começa quando o administrador seleciona a opção “Pratos” no menu Administração do sistema:</text:p>
      <text:list xml:id="list38657572" text:style-name="L2">
        <text:list-item>
          <text:list>
            <text:list-item>
              <text:list>
                <text:list-item>
                  <text:p text:style-name="P20">O administrador seleciona o estabelecimento na qual deseja efetuar o cadastro.</text:p>
                </text:list-item>
                <text:list-item>
                  <text:p text:style-name="P20">O sistema apresenta um formulário de cadastro com os seguintes campos: Nome, Descrição, Tamanho, Valor, Foto e Cardápio. Além disso, mostra também uma grade de visualização dos pratos já cadastrados ou recém cadastrados, e as seguintes opções de manipulação: Visualizar, Incluir, Consultar, Atualizar e Excluir.</text:p>
                </text:list-item>
                <text:list-item>
                  <text:p text:style-name="P20">O caso de uso se encerra.</text:p>
                </text:list-item>
              </text:list>
            </text:list-item>
          </text:list>
        </text:list-item>
      </text:list>
      <text:h text:style-name="Heading_20_2" text:outline-level="2">Fluxos Alternativos</text:h>
      <text:p text:style-name="P11">A1 – Visualizar</text:p>
      <text:p text:style-name="Text_20_body"><text:soft-page-break/>No primeiro passo do fluxo básico.</text:p>
      <text:list xml:id="list38653251" text:style-name="L3">
        <text:list-item>
          <text:list>
            <text:list-item>
              <text:list>
                <text:list-item>
                  <text:p text:style-name="P21">O administrador seleciona um linha na grade de visualização referente ao prato, já cadastrado na base de dados, que o mesmo deseja visualizar.</text:p>
                </text:list-item>
                <text:list-item>
                  <text:p text:style-name="P21">O administrador seleciona a opção Visualizar.</text:p>
                </text:list-item>
                <text:list-item>
                  <text:p text:style-name="P21">O sistema exibe no mesmo formulário de cadastros todos os campos preenchidos referentes ao prato escolhido.</text:p>
                </text:list-item>
                <text:list-item>
                  <text:p text:style-name="P21">O sistema retorna ao segundo passo do fluxo básico.</text:p>
                </text:list-item>
              </text:list>
            </text:list-item>
          </text:list>
        </text:list-item>
      </text:list>
      <text:p text:style-name="P6"><text:tab/></text:p>
      <text:p text:style-name="P6"><text:tab/>A2 – Incluir</text:p>
      <text:p text:style-name="P6"><text:tab/>No primeiro passo do fluxo básico:</text:p>
      <text:list xml:id="list38661262" text:style-name="L4">
        <text:list-item>
          <text:p text:style-name="P22">O administrador seleciona a opção Incluir do formulário de cadastro.</text:p>
        </text:list-item>
        <text:list-item>
          <text:p text:style-name="P22">O sistema desbloqueia todos os campos do formulário para que os dados sejam inseridos.</text:p>
        </text:list-item>
        <text:list-item>
          <text:p text:style-name="P22">O administrador informa os dados a serem cadastrados.</text:p>
        </text:list-item>
        <text:list-item>
          <text:p text:style-name="P22">O administrador seleciona novamente a opção Incluir.</text:p>
        </text:list-item>
        <text:list-item>
          <text:p text:style-name="P22">O sistema valida os dados e verifica se há algum prato já cadastrado com os dados informados pelo administrador, conforme a regra de negócio RN5<text:span text:style-name="T2">– Validação ao Incluir ou Alterar dados de Pratos</text:span>.</text:p>
        </text:list-item>
        <text:list-item>
          <text:p text:style-name="P22">O sistema inclui os dados do prato na base de dados e retorna a seguinte mensagem “Prato Cadastrado com Sucesso!”.</text:p>
        </text:list-item>
        <text:list-item>
          <text:p text:style-name="P22">O sistema retorna ao segundo passo do fluxo básico.</text:p>
        </text:list-item>
      </text:list>
      <text:p text:style-name="P6"><text:tab/></text:p>
      <text:p text:style-name="P6"><text:tab/>A3 - Consultar</text:p>
      <text:p text:style-name="P13">No primeiro passo do fluxo básico:</text:p>
      <text:list xml:id="list38660963" text:style-name="L5">
        <text:list-item>
          <text:p text:style-name="P17">O administrador seleciona a opção Consultar do formulário de cadastro.</text:p>
        </text:list-item>
        <text:list-item>
          <text:p text:style-name="P17">O sistema desbloqueia os campos do formulário para efetuar a busca.</text:p>
        </text:list-item>
        <text:list-item>
          <text:p text:style-name="P17">O administrador escolhe um determinado campo (Nome, Descrição, Tamanho, Valor, Foto ou Cardápio) do formulário para efetuar a busca.</text:p>
        </text:list-item>
        <text:list-item>
          <text:p text:style-name="P17">O administrador informa os valores dos dados para efetuar a busca.</text:p>
        </text:list-item>
        <text:list-item>
          <text:p text:style-name="P17">O sistema faz uma busca na base dados, filtrando as informações a partir do momento em que o usuário digita o primeiro caractere do valor a ser informado e mostra na grade de visualização os dados referente aos pratos que tenham os valores definidos pelo administrador.</text:p>
        </text:list-item>
        <text:list-item>
          <text:p text:style-name="P17">O administrador escolhe a linha da grade de visualização referente ao prato que está buscando.</text:p>
        </text:list-item>
        <text:list-item>
          <text:p text:style-name="P17">O sistema exibe e preenche os campos do formulário de cadastro referente ao prato consultado pelo administrador.</text:p>
        </text:list-item>
        <text:list-item>
          <text:p text:style-name="P17">O sistema retorna ao segundo passo do fluxo básico.</text:p>
        </text:list-item>
      </text:list>
      <text:p text:style-name="P13"><text:soft-page-break/></text:p>
      <text:p text:style-name="P13">A4 – Atualizar</text:p>
      <text:p text:style-name="P13">No primeiro passo do fluxo básico:</text:p>
      <text:list xml:id="list38678711" text:style-name="L6">
        <text:list-item>
          <text:p text:style-name="P18">O administrador seleciona uma linha na grade de visualização referente ao prato que deseja efetuar a atualização. </text:p>
        </text:list-item>
        <text:list-item>
          <text:p text:style-name="P18">O administrador seleciona a opção Visualizar.</text:p>
        </text:list-item>
        <text:list-item>
          <text:p text:style-name="P18">O sistema exibe no mesmo formulário de cadastros todos os campos preenchidos referentes ao prato escolhido.</text:p>
        </text:list-item>
        <text:list-item>
          <text:p text:style-name="P18">O administrador seleciona a opção Atualizar.</text:p>
        </text:list-item>
        <text:list-item>
          <text:p text:style-name="P18">O sistema desbloqueia todos os campos do formulário para que as alterações sejam feitas.</text:p>
        </text:list-item>
        <text:list-item>
          <text:p text:style-name="P18">O administrador efetua as alterações.</text:p>
        </text:list-item>
        <text:list-item>
          <text:p text:style-name="P18"><text:s/>O administrador seleciona novamente a opção Atualizar.</text:p>
        </text:list-item>
        <text:list-item>
          <text:p text:style-name="P18">O sistema valida os valores dos dados informados pelo administrador, conforme a regra de negócio RN5<text:span text:style-name="T2">– Validação ao Incluir ou Alterar dados de Pratos</text:span>.</text:p>
        </text:list-item>
        <text:list-item>
          <text:p text:style-name="P18">O sistema altera os dados do prato modificados pelo administrador na base de dados e retorna a seguinte mensagem “Atualização realizada com sucesso!”.</text:p>
        </text:list-item>
        <text:list-item>
          <text:p text:style-name="P18">O sistema retorna ao segundo passo do fluxo básico.</text:p>
        </text:list-item>
      </text:list>
      <text:p text:style-name="P7"><text:tab/>A5 – Excluir</text:p>
      <text:p text:style-name="P7"><text:tab/>No primeiro passo do fluxo básico:</text:p>
      <text:list xml:id="list38654848" text:style-name="L7">
        <text:list-item>
          <text:p text:style-name="P19">O administrador seleciona uma linha na grade de visualização referente ao prato que deseja excluir.</text:p>
        </text:list-item>
        <text:list-item>
          <text:p text:style-name="P19">O administrador seleciona a opção Excluir.</text:p>
        </text:list-item>
        <text:list-item>
          <text:p text:style-name="P19">O sistema valida a exclusão.</text:p>
        </text:list-item>
        <text:list-item>
          <text:p text:style-name="P19">O sistema exclui o prato e seus atributos da base de dados e retorna a seguinte mensagem “Prato Excluído!”.</text:p>
        </text:list-item>
        <text:list-item>
          <text:p text:style-name="P19">O sistema retor ao segundo passo do fluxo básico.<text:tab/></text:p>
        </text:list-item>
      </text:list>
      <text:h text:style-name="P14" text:outline-level="1">Pontos de Extensão</text:h>
      <text:p text:style-name="Text_20_body">Não há.</text:p>
      <text:h text:style-name="P14" text:outline-level="1"><text:soft-page-break/>Casos de Uso Incluídos</text:h>
      <text:p text:style-name="Text_20_body">Não há.</text:p>
      <text:h text:style-name="P14" text:outline-level="1">Pós-Condições</text:h>
      <text:p text:style-name="Text_20_body">Não há.</text:p>
      <text:h text:style-name="P14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8T18:58:06.76</dc:date>
    <meta:editing-cycles>26</meta:editing-cycles>
    <meta:editing-duration>PT01H08M21S</meta:editing-duration>
    <meta:generator>BrOffice.org/3.1$Win32 OpenOffice.org_project/310m19$Build-9420</meta:generator>
    <dc:creator>Melque Oliveira</dc:creator>
    <meta:document-statistic meta:table-count="1" meta:image-count="0" meta:object-count="0" meta:page-count="4" meta:paragraph-count="83" meta:word-count="746" meta:character-count="4411"/>
    <meta:user-defined meta:name="ReqProMenus" meta:value-type="boolean">false</meta:user-defined>
  </office:meta>
</office:document-meta>
</file>